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-Italic" svg:font-family="Times-Italic" style:font-family-generic="roman"/>
    <style:font-face style:name="Times-Roman" svg:font-family="Times-Roman" style:font-family-generic="roman"/>
    <style:font-face style:name="Futura-ExtraBold" svg:font-family="Futura-Extra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Arial1" fo:font-size="10pt" fo:font-weight="bold" style:font-name-asian="Futura-ExtraBold" style:font-size-asian="10pt" style:font-weight-asian="bold" style:font-name-complex="Futura-ExtraBold" style:font-size-complex="10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name-asian="Futura-ExtraBold" style:font-size-asian="10pt" style:font-weight-asian="bold" style:font-name-complex="Futura-ExtraBold" style:font-size-complex="10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0pt" style:font-name-asian="Times New Roman1" style:font-size-asian="10pt" style:font-name-complex="Times New Roman1" style:font-size-complex="10pt"/>
    </style:style>
    <style:style style:name="P5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style:font-name="Arial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Arial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Arial1" fo:font-size="10pt" style:font-name-asian="Times New Roman1" style:font-size-asian="10pt" style:font-name-complex="Times New Roman1" style:font-size-complex="10pt"/>
    </style:style>
    <style:style style:name="P8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 style:text-autospace="none"/>
      <style:text-properties style:font-name="Arial1" fo:font-size="10pt" fo:font-weight="normal" style:font-name-asian="Times-Roman" style:font-size-asian="10pt" style:font-weight-asian="normal" style:font-name-complex="Times-Roman" style:font-size-complex="10pt" style:font-weight-complex="normal"/>
    </style:style>
    <style:style style:name="P9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 style:text-autospace="none"/>
      <style:text-properties style:font-name="Arial1" fo:font-size="10pt" fo:font-weight="normal" style:font-name-asian="Times-Roman" style:font-size-asian="10pt" style:font-weight-asian="normal" style:font-name-complex="Times-Roman" style:font-size-complex="10pt" style:font-weight-complex="normal"/>
    </style:style>
    <style:style style:name="P10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 style:text-autospace="none"/>
      <style:text-properties style:font-name="Arial1" fo:font-size="10pt" fo:font-weight="normal" style:font-name-asian="Times-Roman" style:font-size-asian="10pt" style:font-weight-asian="normal" style:font-name-complex="Times-Roman" style:font-size-complex="10pt" style:font-weight-complex="normal"/>
    </style:style>
    <style:style style:name="P11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 style:text-autospace="none"/>
      <style:text-properties style:font-name="Arial1" fo:font-size="10pt" fo:font-weight="normal" style:font-name-asian="Times-Roman" style:font-size-asian="10pt" style:font-weight-asian="normal" style:font-name-complex="Times-Roman" style:font-size-complex="10pt" style:font-weight-complex="normal"/>
    </style:style>
    <style:style style:name="P12" style:family="paragraph" style:parent-style-name="Standard" style:list-style-name="L5">
      <style:paragraph-properties fo:margin-left="2.501cm" fo:margin-right="0cm" fo:text-align="start" style:justify-single-word="false" fo:text-indent="-0.635cm" style:auto-text-indent="false" style:text-autospace="none"/>
      <style:text-properties style:font-name="Arial1" fo:font-size="10pt" fo:font-weight="normal" style:font-name-asian="Times-Roman" style:font-size-asian="10pt" style:font-weight-asian="normal" style:font-name-complex="Times-Roman" style:font-size-complex="10pt" style:font-weight-complex="normal"/>
    </style:style>
    <style:style style:name="P13" style:family="paragraph" style:parent-style-name="Standard" style:list-style-name="L6">
      <style:paragraph-properties fo:margin-left="2.501cm" fo:margin-right="0cm" fo:text-align="start" style:justify-single-word="false" fo:text-indent="-0.635cm" style:auto-text-indent="false" style:text-autospace="none"/>
      <style:text-properties style:font-name="Arial1" fo:font-size="10pt" fo:font-weight="normal" style:font-name-asian="Times-Roman" style:font-size-asian="10pt" style:font-weight-asian="normal" style:font-name-complex="Times-Roman" style:font-size-complex="10pt" style:font-weight-complex="normal"/>
    </style:style>
    <style:style style:name="P14" style:family="paragraph" style:parent-style-name="Standard" style:list-style-name="L7">
      <style:paragraph-properties fo:margin-left="2.501cm" fo:margin-right="0cm" fo:text-align="start" style:justify-single-word="false" fo:text-indent="-0.635cm" style:auto-text-indent="false" style:text-autospace="none"/>
      <style:text-properties style:font-name="Arial1" fo:font-size="10pt" fo:font-weight="normal" style:font-name-asian="Times-Roman" style:font-size-asian="10pt" style:font-weight-asian="normal" style:font-name-complex="Times-Roman" style:font-size-complex="10pt" style:font-weight-complex="normal"/>
    </style:style>
    <style:style style:name="T1" style:family="text">
      <style:text-properties fo:font-size="8.5pt" fo:font-weight="bold" style:font-size-asian="8.5pt" style:font-weight-asian="bold" style:font-size-complex="8.5pt" style:font-weight-complex="bold"/>
    </style:style>
    <style:style style:name="T2" style:family="text">
      <style:text-properties fo:font-size="8.5pt" style:font-size-asian="8.5pt" style:font-size-complex="8.5pt"/>
    </style:style>
    <style:style style:name="T3" style:family="text">
      <style:text-properties style:font-name="Times-Roman" fo:font-size="8.5pt" style:font-name-asian="Times-Roman" style:font-size-asian="8.5pt" style:font-name-complex="Times-Roman" style:font-size-complex="8.5pt"/>
    </style:style>
    <style:style style:name="T4" style:family="text">
      <style:text-properties style:font-name-asian="Times-Roman" style:font-name-complex="Times-Roman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weight-asian="bold"/>
    </style:style>
    <style:style style:name="T8" style:family="text">
      <style:text-properties style:font-weight-complex="bold"/>
    </style:style>
    <style:style style:name="T9" style:family="text">
      <style:text-properties style:font-name="Times-Italic" fo:font-size="8.5pt" fo:font-style="italic" style:font-name-asian="Times-Italic" style:font-size-asian="8.5pt" style:font-style-asian="italic" style:font-name-complex="Times-Italic" style:font-size-complex="8.5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HYSIQUE</text:p>
      <text:p text:style-name="P2">A - Propagation d’une onde ; ondes progressives</text:p>
      <text:p text:style-name="P5">1 - Les ondes mécaniques progressives</text:p>
      <text:list xml:id="list31195752" text:style-name="L1">
        <text:list-item>
          <text:list>
            <text:list-item>
              <text:p text:style-name="P8">Introduction</text:p>
            </text:list-item>
            <text:list-item>
              <text:p text:style-name="P8">Onde progressive à une dimension</text:p>
            </text:list-item>
          </text:list>
        </text:list-item>
      </text:list>
      <text:p text:style-name="P6">2 - Ondes progressives mécaniques <text:span text:style-name="T4">periodiques</text:span></text:p>
      <text:p text:style-name="P6">3 - La lumière, modèle ondulatoire</text:p>
      <text:p text:style-name="P1"><text:span text:style-name="T4"/></text:p>
      <text:p text:style-name="P3">B - Transformations nucléaires</text:p>
      <text:p text:style-name="P6">1 - Décroissance radioactive</text:p>
      <text:list xml:id="list31223544" text:style-name="L2">
        <text:list-item>
          <text:list>
            <text:list-item>
              <text:p text:style-name="P9">Stabilité et instabilité des noyaux</text:p>
            </text:list-item>
            <text:list-item>
              <text:p text:style-name="P9">La radioactivité</text:p>
            </text:list-item>
            <text:list-item>
              <text:p text:style-name="P9">Loi de décroissance</text:p>
            </text:list-item>
          </text:list>
        </text:list-item>
      </text:list>
      <text:p text:style-name="P6">2 - Noyaux, masse, énergie</text:p>
      <text:list xml:id="list31227113" text:style-name="L3">
        <text:list-item>
          <text:list>
            <text:list-item>
              <text:p text:style-name="P10">Équivalence masse-énergie</text:p>
            </text:list-item>
            <text:list-item>
              <text:p text:style-name="P10">Fission et fusion</text:p>
            </text:list-item>
            <text:list-item>
              <text:p text:style-name="P10">Bilan de masse et d’énergie d’une réaction nucléaire</text:p>
            </text:list-item>
          </text:list>
        </text:list-item>
      </text:list>
      <text:p text:style-name="P3"/>
      <text:p text:style-name="P3">C - Évolution des systèmes électriques</text:p>
      <text:p text:style-name="P6">1 - Cas d’un dipôle RC</text:p>
      <text:list xml:id="list31235278" text:style-name="L4">
        <text:list-item>
          <text:list>
            <text:list-item>
              <text:p text:style-name="P11">Le condensateur</text:p>
            </text:list-item>
            <text:list-item>
              <text:p text:style-name="P11">Dipôle RC</text:p>
            </text:list-item>
          </text:list>
        </text:list-item>
      </text:list>
      <text:p text:style-name="P6">2. Cas du dipôle RL</text:p>
      <text:list xml:id="list31235394" text:style-name="L5">
        <text:list-item>
          <text:list>
            <text:list-item>
              <text:p text:style-name="P12">La bobine</text:p>
            </text:list-item>
            <text:list-item>
              <text:p text:style-name="P12">Dipôle RL</text:p>
            </text:list-item>
          </text:list>
        </text:list-item>
      </text:list>
      <text:p text:style-name="P6">3 - Oscillations libres dans un circuit RLC série</text:p>
      <text:p text:style-name="P1"/>
      <text:p text:style-name="P3">D - Évolution temporelle des systèmes mécaniques</text:p>
      <text:p text:style-name="P6">1. La mécanique de Newton</text:p>
      <text:p text:style-name="P6">2. Étude de cas</text:p>
      <text:list xml:id="list31234176" text:style-name="L6">
        <text:list-item>
          <text:list>
            <text:list-item>
              <text:p text:style-name="P13">Chute verticale d’un solide</text:p>
            </text:list-item>
            <text:list-item>
              <text:p text:style-name="P13">Mouvements plans</text:p>
            </text:list-item>
          </text:list>
        </text:list-item>
      </text:list>
      <text:p text:style-name="P6">3. Systèmes oscillants</text:p>
      <text:list xml:id="list31252550" text:style-name="L7">
        <text:list-item>
          <text:list>
            <text:list-item>
              <text:p text:style-name="P14">Présentation de divers systèmes oscillants mécaniques</text:p>
            </text:list-item>
            <text:list-item>
              <text:p text:style-name="P14">Le dispositif solide-ressort</text:p>
            </text:list-item>
            <text:list-item>
              <text:p text:style-name="P14">Le phénomène de résonance</text:p>
            </text:list-item>
          </text:list>
        </text:list-item>
      </text:list>
      <text:p text:style-name="P6">4. Aspects énergétiques</text:p>
      <text:p text:style-name="P7"><text:span text:style-name="T6">5. L’atome et la mécanique de Newton : ouverture au monde quantique</text:span></text:p>
      <text:p text:style-name="P4"><text:span text:style-name="T6"/></text:p>
      <text:p text:style-name="P3">E - L’évolution temporelle des systèmes et la mesure du temps</text:p>
      <text:p text:style-name="P4"><text:span text:style-name="T6"/></text:p>
      <text:p text:style-name="P4"><text:span text:style-name="T6"/></text:p>
      <text:p text:style-name="P4"><text:span text:style-name="T6">CHIMIE</text:span></text:p>
      <text:p text:style-name="P3">A - La transformation d’un système chimique est-elle toujours rapide ?</text:p>
      <text:p text:style-name="P6">1. Transformations lentes et rapides</text:p>
      <text:p text:style-name="P6">2. Suivi temporel d’une transformation</text:p>
      <text:p text:style-name="P6">3. Quelle interprétation donner au niveau microscopique?</text:p>
      <text:p text:style-name="P1"/>
      <text:p text:style-name="P3">B - La transformation d’un système chimique est-elle toujours totale ?</text:p>
      <text:p text:style-name="P6">1. Une transformation chimique n’est pas toujours totale et la réaction a lieu dans les deux sens</text:p>
      <text:p text:style-name="P6">2. État d’équilibre d’un système</text:p>
      <text:p text:style-name="P6">3. Transformations associées à des réactions acido-basiques en solution aqueuse</text:p>
      <text:p text:style-name="P1"/>
      <text:p text:style-name="P3">C - Le sens “spontané” d’évolution d’un système est-il prévisible?</text:p>
      <text:p text:style-name="P7"><text:span text:style-name="T6">1. Un système chimique évolue spontanément vers l’état d’équilibre</text:span></text:p>
      <text:p text:style-name="P7"><text:span text:style-name="T6">2. Les piles, dispositifs mettant en jeu des transformations spontanées permettant </text:span><text:span text:style-name="T6">de récupérer de l’énergie</text:span></text:p>
      <text:p text:style-name="P6">3. Exemples de transformations forcées</text:p>
      <text:p text:style-name="P4"><text:span text:style-name="T6"/></text:p>
      <text:p text:style-name="P3">D - Comment le chimiste contrôle-t-il les transformations de la matière?</text:p>
      <text:p text:style-name="P6">1. Les réactions d’estérification et d’hydrolyse</text:p>
      <text:p text:style-name="P7"><text:span text:style-name="T6">2. Des exemples de contrôle de l’évolution de systèmes chimiques pris dans l’industrie </text:span><text:span text:style-name="T6">chimique et dans les sciences de la v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-Italic" svg:font-family="Times-Italic" style:font-family-generic="roman"/>
    <style:font-face style:name="Times-Roman" svg:font-family="Times-Roman" style:font-family-generic="roman"/>
    <style:font-face style:name="Futura-ExtraBold" svg:font-family="Futura-Extra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8T11:06:21.42</meta:creation-date>
    <dc:date>2011-06-28T11:22:33</dc:date>
    <meta:editing-duration>PT00H16M11S</meta:editing-duration>
    <meta:editing-cycles>3</meta:editing-cycles>
    <meta:generator>OpenOffice.org/3.1$Win32 OpenOffice.org_project/310m11$Build-9399</meta:generator>
    <meta:document-statistic meta:table-count="0" meta:image-count="0" meta:object-count="0" meta:page-count="1" meta:paragraph-count="52" meta:word-count="334" meta:character-count="2102"/>
  </office:meta>
</office:document-meta>
</file>